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44B17BF5.png" manifest:media-type="image/png"/>
  <manifest:file-entry manifest:full-path="Pictures/100073ED00009698000054AB285A8D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w Cen MT1" svg:font-family="'Tw Cen MT'"/>
    <style:font-face style:name="Liberation Serif1" svg:font-family="'Liberation Serif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fo:min-height="3.067cm"/>
    </style:style>
    <style:style style:name="pr2" style:family="presentation" style:parent-style-name="Vintage-outline1">
      <style:graphic-properties fo:min-height="11.929cm"/>
    </style:style>
    <style:style style:name="pr3" style:family="presentation" style:parent-style-name="Vintage-notes">
      <style:graphic-properties draw:fill-color="#ffffff" fo:min-height="14cm"/>
    </style:style>
    <style:style style:name="P1" style:family="paragraph">
      <style:paragraph-properties fo:line-height="90%" fo:text-align="start" style:punctuation-wrap="hanging" style:writing-mode="lr-tb"/>
      <style:text-properties fo:hyphenate="false"/>
    </style:style>
    <style:style style:name="P2" style:family="paragraph">
      <style:text-properties fo:font-size="29.3999996185303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w Cen MT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Data Frame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p text:style-name="P1"><text:span text:style-name="T1">This datatype is used to store tabular data.</text:span></text:p>
            <text:p text:style-name="P1"><text:span text:style-name="T1">They are represented by special type of list where every element of the list has to have the same length known as columns.</text:span></text:p>
            <text:p text:style-name="P1"><text:span text:style-name="T1">Unlike matrices Data frame can store different classes of objects like numeric, factor or character.</text:span></text:p>
            <text:p text:style-name="P1"><text:span text:style-name="T1">Data frame are created by calling read.table() or read.csv().</text:span></text:p>
            <text:p text:style-name="P1"><text:span text:style-name="T1">Can be converted to a matrix by calling data.matrix().</text:span></text:p>
            <text:p text:style-name="P1"><text:span text:style-name="T1">Columns have the same length.</text:span></text:p>
            <text:p text:style-name="P1"><text:span text:style-name="T1">Row names should be unique.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1T1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Data Frame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item>
                <text:p>Data Frame is created implicitly by the function read.table; it is also possible to create a data frame with the function data.frame.</text:p>
              </text:list-item>
              <text:list-item>
                <text:p>&gt; data.frame(x,n)</text:p>
              </text:list-item>
              <text:list-item>
                <text:p>X &lt;- 1:4, n &lt;- 10 ; M &lt;- c(10,35) ; y &lt;-2:4</text:p>
              </text:list-item>
              <text:list-item>
                <text:p>&gt; data.frame(x,n)</text:p>
              </text:list-item>
              <text:list-item>
                <text:p>&gt; data.frame(x,M)</text:p>
              </text:list-item>
              <text:list-item>
                <text:p>&gt; data.frame(x,y)</text:p>
              </text:list-item>
              <text:list-item>
                <text:p>Which one will give error.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1T1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Data Frame</text:p>
          </draw:text-box>
        </draw:frame>
        <draw:frame presentation:style-name="pr2" draw:layer="layout" svg:width="25.2cm" svg:height="12.179cm" svg:x="1.4cm" svg:y="5.066cm" presentation:class="outline">
          <draw:text-box>
            <text:p text:style-name="P1">&gt; x &lt;-data.frame(val = 1:4, bool=c(T,T,T,F))</text:p>
            <text:p text:style-name="P1">&gt;x</text:p>
            <text:p text:style-name="P1"><text:s text:c="4"/>foo <text:s/>bar</text:p>
            <text:p text:style-name="P1">1 <text:s/>1 TRUE</text:p>
            <text:p text:style-name="P1">2 <text:s/>2 <text:s/>TRUE</text:p>
            <text:p text:style-name="P1">3 <text:s/>3 <text:s/>TRUE</text:p>
            <text:p text:style-name="P1">4 <text:s/>4 <text:s/>FALSE</text:p>
            <text:p text:style-name="P1">&gt; nrow(x)</text:p>
            <text:p text:style-name="P1">[1] 4</text:p>
            <text:p text:style-name="P1">&gt; ncol(x)</text:p>
            <text:p text:style-name="P1">[1] 2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1T1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Data Frame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header>
                <text:p>Whenever we upload data from a file it will create a data frame.</text:p>
                <text:p>airquality&lt;-read.table("hw1_data.csv", <text:s/></text:p>
                <text:p>header=TRUE, <text:s text:c="5"/>sep=",",)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1T1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Cleaning Data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header>
                <text:p>&gt;airquality[1:6, ]</text:p>
                <text:p>Ozone Solar.R Wind Temp Month Day</text:p>
              </text:list-header>
              <text:list-item>
                <text:p>1 <text:s text:c="4"/>41 <text:s text:c="4"/>190 <text:s/>7.4 <text:s text:c="2"/>67 <text:s text:c="4"/>5 <text:s text:c="2"/>1</text:p>
              </text:list-item>
              <text:list-item>
                <text:p>2 <text:s text:c="4"/>36 <text:s text:c="4"/>118 <text:s/>8.0 <text:s text:c="2"/>72 <text:s text:c="4"/>5 <text:s text:c="2"/>2</text:p>
              </text:list-item>
              <text:list-item>
                <text:p>3 <text:s text:c="4"/>12 <text:s text:c="4"/>149 12.6 <text:s text:c="2"/>74 <text:s text:c="4"/>5 <text:s text:c="2"/>3</text:p>
              </text:list-item>
              <text:list-item>
                <text:p>4 <text:s text:c="4"/>18 <text:s text:c="4"/>313 11.5 <text:s text:c="2"/>62 <text:s text:c="4"/>5 <text:s text:c="2"/>4</text:p>
              </text:list-item>
              <text:list-item>
                <text:p>5 <text:s text:c="4"/>NA <text:s text:c="5"/>NA 14.3 <text:s text:c="2"/>56 <text:s text:c="4"/>5 <text:s text:c="2"/>5</text:p>
                <text:p>&gt; good &lt;- complete.cases(airquality) ## <text:s/>It will select only those rows which dont have NA</text:p>
                <text:p>&gt;airquality_clean&lt;-airquality[good, ]</text:p>
                <text:p>Ozone Solar.R Wind Temp Month Day</text:p>
              </text:list-item>
              <text:list-item>
                <text:p>1 <text:s text:c="6"/>41 <text:s text:c="4"/>190 <text:s/>7.4 <text:s text:c="2"/>67 <text:s text:c="4"/>5 <text:s text:c="2"/>1</text:p>
              </text:list-item>
              <text:list-item>
                <text:p>2 <text:s text:c="6"/>36 <text:s text:c="4"/>118 <text:s/>8.0 <text:s text:c="2"/>72 <text:s text:c="4"/>5 <text:s text:c="2"/>2</text:p>
              </text:list-item>
              <text:list-item>
                <text:p>3 <text:s text:c="6"/>12 <text:s text:c="4"/>149 12.6 <text:s text:c="2"/>74 <text:s text:c="4"/>5 <text:s text:c="2"/>3</text:p>
              </text:list-item>
              <text:list-item>
                <text:p>4 <text:s text:c="6"/>18 <text:s text:c="4"/>313 11.5 <text:s text:c="2"/>62 <text:s text:c="4"/>5 <text:s text:c="2"/>4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1T1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Questions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Extract first two rows of data frame</text:p>
                <text:p>airquality[1:2,1:6]</text:p>
              </text:list-item>
              <text:list-item>
                <text:p>How may observations are in this data frame</text:p>
                <text:p>dim(airquality)</text:p>
              </text:list-item>
              <text:list-item>
                <text:p>What is the value of Ozone in 47<text:span text:style-name="T2">th</text:span> row?</text:p>
                <text:p>airquality$Ozone[[47]]</text:p>
              </text:list-item>
              <text:list-item>
                <text:p>Extract the rows where Ozone value is above 31 and <text:s/>temp value are above 90.</text:p>
                <text:p>airquality[airquality$Temp&gt;90&amp;&amp;airquality$Ozone&gt;31,1:6]</text:p>
              </text:list-item>
              <text:list-item>
                <text:p>Take the mean of Solar.R, use function mean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w Cen MT1" svg:font-family="'Tw Cen MT'"/>
    <style:font-face style:name="Liberation Serif1" svg:font-family="'Liberation Serif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53cm" fo:text-indent="0cm"/>
      <style:text-properties fo:font-size="37.4000015258789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397cm" fo:text-indent="0cm"/>
      <style:text-properties fo:font-size="32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44B17BF5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14:30:23.257882068</meta:creation-date>
    <dc:date>2017-03-10T18:57:36.077585234</dc:date>
    <meta:editing-duration>PT37M11S</meta:editing-duration>
    <meta:editing-cycles>6</meta:editing-cycles>
    <meta:generator>LibreOffice/4.2.8.2$Linux_X86_64 LibreOffice_project/420m0$Build-2</meta:generator>
    <meta:document-statistic meta:object-count="57"/>
  </office:meta>
</office:document-meta>
</file>